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40d2c" officeooo:paragraph-rsid="00040d2c"/>
    </style:style>
    <style:style style:name="P2" style:family="paragraph" style:parent-style-name="Header">
      <style:text-properties officeooo:rsid="0005b21e" officeooo:paragraph-rsid="0005b21e"/>
    </style:style>
    <style:style style:name="P3" style:family="paragraph" style:parent-style-name="Standard">
      <style:paragraph-properties fo:text-align="center" style:justify-single-word="false"/>
      <style:text-properties officeooo:rsid="0005b21e" officeooo:paragraph-rsid="0005b21e"/>
    </style:style>
    <style:style style:name="P4" style:family="paragraph" style:parent-style-name="Standard">
      <style:paragraph-properties fo:text-align="start" style:justify-single-word="false"/>
      <style:text-properties officeooo:rsid="0005b21e" officeooo:paragraph-rsid="0005b21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5b21e" officeooo:paragraph-rsid="0005b21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72abb" officeooo:paragraph-rsid="00072abb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size="16pt" fo:font-weight="bold" officeooo:rsid="0005b21e" officeooo:paragraph-rsid="0005b21e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7.299cm"/>
        </style:tab-stops>
      </style:paragraph-properties>
      <style:text-properties fo:color="#c9211e" loext:opacity="100%" fo:font-size="16pt" fo:font-weight="bold" officeooo:rsid="00112e08" officeooo:paragraph-rsid="00112e0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0bf6" officeooo:paragraph-rsid="000f0bf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2e08" officeooo:paragraph-rsid="00112e0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f86c" officeooo:paragraph-rsid="0011f86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31fd2" officeooo:paragraph-rsid="00131fd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44964" officeooo:paragraph-rsid="0014496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131fd2" officeooo:paragraph-rsid="00131fd2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5b21e" officeooo:paragraph-rsid="0005b21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061924" officeooo:paragraph-rsid="00061924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italic" fo:font-weight="bold" officeooo:rsid="00061924" officeooo:paragraph-rsid="00061924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72abb" officeooo:paragraph-rsid="00072abb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bold" officeooo:rsid="00089873" officeooo:paragraph-rsid="00089873" style:font-weight-asian="bold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bold" officeooo:rsid="00112e08" officeooo:paragraph-rsid="00112e08" style:font-weight-asian="bold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bold" officeooo:rsid="0011f86c" officeooo:paragraph-rsid="0011f86c" style:font-weight-asian="bold" style:font-weight-complex="bold"/>
    </style:style>
    <style:style style:name="P22" style:family="paragraph" style:parent-style-name="Standard" style:list-style-name="L5">
      <style:paragraph-properties fo:text-align="start" style:justify-single-word="false"/>
      <style:text-properties fo:font-weight="bold" officeooo:rsid="00144964" officeooo:paragraph-rsid="00144964" style:font-weight-asian="bold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089873" officeooo:paragraph-rsid="00089873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officeooo:rsid="00089873" officeooo:paragraph-rsid="00089873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normal" officeooo:rsid="00089f19" officeooo:paragraph-rsid="00089f19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normal" officeooo:rsid="000dcbdc" officeooo:paragraph-rsid="000dcbdc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weight="normal" officeooo:rsid="000dcbdc" officeooo:paragraph-rsid="000f0bf6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normal" officeooo:rsid="000f0bf6" officeooo:paragraph-rsid="000f0bf6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normal" officeooo:rsid="000f0bf6" officeooo:paragraph-rsid="000f0bf6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weight="normal" officeooo:rsid="00112e08" officeooo:paragraph-rsid="00112e08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weight="normal" officeooo:rsid="0011f86c" officeooo:paragraph-rsid="0011f86c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weight="normal" officeooo:rsid="00131fd2" officeooo:paragraph-rsid="00131fd2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weight="normal" officeooo:rsid="00144964" officeooo:paragraph-rsid="00144964" style:font-weight-asian="normal" style:font-weight-complex="normal"/>
    </style:style>
    <style:style style:name="P34" style:family="paragraph" style:parent-style-name="Standard" style:list-style-name="L4"/>
    <style:style style:name="P35" style:family="paragraph" style:parent-style-name="Standard" style:list-style-name="L4">
      <style:paragraph-properties fo:text-align="start" style:justify-single-word="false"/>
      <style:text-properties officeooo:paragraph-rsid="0011f86c"/>
    </style:style>
    <style:style style:name="P36" style:family="paragraph" style:parent-style-name="Standard" style:list-style-name="L5">
      <style:paragraph-properties fo:text-align="start" style:justify-single-word="false"/>
      <style:text-properties officeooo:paragraph-rsid="00131fd2"/>
    </style:style>
    <style:style style:name="P37" style:family="paragraph" style:parent-style-name="Standard" style:list-style-name="L4">
      <style:paragraph-properties fo:text-align="start" style:justify-single-word="false"/>
      <style:text-properties officeooo:rsid="00131fd2" officeooo:paragraph-rsid="00131fd2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131fd2" officeooo:paragraph-rsid="00131fd2"/>
    </style:style>
    <style:style style:name="P39" style:family="paragraph" style:parent-style-name="Standard">
      <style:paragraph-properties fo:text-align="start" style:justify-single-word="false"/>
      <style:text-properties fo:color="#c9211e" loext:opacity="100%" fo:font-size="16pt" fo:font-weight="bold" officeooo:rsid="00131fd2" officeooo:paragraph-rsid="00131fd2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c9211e" loext:opacity="100%" fo:font-weight="bold" officeooo:rsid="00144964" officeooo:paragraph-rsid="00144964" style:font-weight-asian="bold" style:font-weight-complex="bold"/>
    </style:style>
    <style:style style:name="P41" style:family="paragraph" style:parent-style-name="Standard" style:list-style-name="L5">
      <style:paragraph-properties fo:text-align="start" style:justify-single-word="false"/>
      <style:text-properties style:use-window-font-color="true" loext:opacity="0%" fo:font-weight="bold" officeooo:rsid="00144964" officeooo:paragraph-rsid="0014a057" style:font-weight-asian="bold" style:font-weight-complex="bold"/>
    </style:style>
    <style:style style:name="P42" style:family="paragraph" style:parent-style-name="Standard" style:list-style-name="L5">
      <style:paragraph-properties fo:text-align="start" style:justify-single-word="false"/>
      <style:text-properties style:use-window-font-color="true" loext:opacity="0%" fo:font-weight="bold" officeooo:rsid="0014a057" officeooo:paragraph-rsid="0014a057" style:font-weight-asian="bold" style:font-weight-complex="bold"/>
    </style:style>
    <style:style style:name="P43" style:family="paragraph" style:parent-style-name="Standard" style:list-style-name="L5">
      <style:paragraph-properties fo:text-align="start" style:justify-single-word="false"/>
      <style:text-properties style:use-window-font-color="true" loext:opacity="0%" fo:font-weight="normal" officeooo:rsid="0014a057" officeooo:paragraph-rsid="0014a05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14a057" officeooo:paragraph-rsid="0014a057" style:font-weight-asian="normal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style:use-window-font-color="true" loext:opacity="0%" fo:font-size="10pt" fo:font-weight="normal" officeooo:rsid="0014a057" officeooo:paragraph-rsid="0014a05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bf6" style:font-weight-asian="bold" style:font-weight-complex="bold"/>
    </style:style>
    <style:style style:name="T3" style:family="text">
      <style:text-properties fo:font-weight="bold" officeooo:rsid="000f9be3" style:font-weight-asian="bold" style:font-weight-complex="bold"/>
    </style:style>
    <style:style style:name="T4" style:family="text">
      <style:text-properties fo:font-weight="bold" officeooo:rsid="0011f86c" style:font-weight-asian="bold" style:font-weight-complex="bold"/>
    </style:style>
    <style:style style:name="T5" style:family="text">
      <style:text-properties fo:font-weight="bold" officeooo:rsid="00131fd2" style:font-weight-asian="bold" style:font-weight-complex="bold"/>
    </style:style>
    <style:style style:name="T6" style:family="text">
      <style:text-properties fo:font-weight="bold" officeooo:rsid="00144964" style:font-weight-asian="bold" style:font-weight-complex="bold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bold" officeooo:rsid="0011f86c" style:font-weight-asian="bold" style:font-weight-complex="bold"/>
    </style:style>
    <style:style style:name="T10" style:family="text">
      <style:text-properties fo:font-size="10pt"/>
    </style:style>
    <style:style style:name="T11" style:family="text">
      <style:text-properties fo:font-size="10pt" fo:font-style="italic" style:font-style-asian="italic" style:font-style-complex="italic"/>
    </style:style>
    <style:style style:name="T12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0pt" fo:font-style="italic" fo:font-weight="normal" officeooo:rsid="00131fd2" style:font-style-asian="italic" style:font-weight-asian="normal" style:font-style-complex="italic" style:font-weight-complex="normal"/>
    </style:style>
    <style:style style:name="T14" style:family="text">
      <style:text-properties fo:font-size="10pt" fo:font-weight="bold" style:font-weight-asian="bold" style:font-weight-complex="bold"/>
    </style:style>
    <style:style style:name="T15" style:family="text">
      <style:text-properties fo:font-size="10pt" fo:font-weight="bold" officeooo:rsid="00131fd2" style:font-weight-asian="bold" style:font-weight-complex="bold"/>
    </style:style>
    <style:style style:name="T16" style:family="text">
      <style:text-properties fo:font-size="10pt" officeooo:rsid="000f9be3"/>
    </style:style>
    <style:style style:name="T17" style:family="text">
      <style:text-properties fo:font-size="10pt" fo:font-weight="normal" style:font-weight-asian="normal" style:font-weight-complex="normal"/>
    </style:style>
    <style:style style:name="T18" style:family="text">
      <style:text-properties fo:font-size="10pt" fo:font-weight="normal" officeooo:rsid="0014a057" style:font-weight-asian="normal" style:font-weight-complex="normal"/>
    </style:style>
    <style:style style:name="T19" style:family="text">
      <style:text-properties officeooo:rsid="00061924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89f1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1f86c" style:font-weight-asian="normal" style:font-weight-complex="normal"/>
    </style:style>
    <style:style style:name="T24" style:family="text">
      <style:text-properties fo:font-weight="normal" officeooo:rsid="0014a057" style:font-weight-asian="normal" style:font-weight-complex="normal"/>
    </style:style>
    <style:style style:name="T25" style:family="text">
      <style:text-properties officeooo:rsid="000f0bf6"/>
    </style:style>
    <style:style style:name="T26" style:family="text">
      <style:text-properties officeooo:rsid="000f9be3"/>
    </style:style>
    <style:style style:name="T27" style:family="text">
      <style:text-properties officeooo:rsid="0011f86c"/>
    </style:style>
    <style:style style:name="T28" style:family="text">
      <style:text-properties officeooo:rsid="00144964"/>
    </style:style>
    <style:style style:name="T29" style:family="text">
      <style:text-properties officeooo:rsid="0014a057"/>
    </style:style>
    <style:style style:name="T30" style:family="text">
      <style:text-properties officeooo:rsid="00196df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s processus</text:p>
      <text:p text:style-name="P3"/>
      <text:p text:style-name="P7">Création de processus</text:p>
      <text:list xml:id="list2216633056" text:style-name="L1">
        <text:list-item>
          <text:p text:style-name="P15">Processus organisé dans un <text:span text:style-name="T8">arbre</text:span> </text:p>
          <text:list>
            <text:list-item>
              <text:p text:style-name="P15">Chaque processus a un <text:span text:style-name="T1">processus</text:span> <text:span text:style-name="T1">père </text:span>(PPID)</text:p>
            </text:list-item>
            <text:list-item>
              <text:p text:style-name="P15">Processus à la racine : <text:span text:style-name="T1">systemd</text:span> <text:span text:style-name="T10">(PID = 1)</text:span></text:p>
            </text:list-item>
            <text:list-item>
              <text:p text:style-name="P15">Arbre sous forme d'une <text:span text:style-name="T8">table</text:span> : | PID | PPID | ...... |</text:p>
            </text:list-item>
          </text:list>
        </text:list-item>
      </text:list>
      <text:p text:style-name="P4"/>
      <text:list xml:id="list153812854524274" text:continue-numbering="true" text:style-name="L1">
        <text:list-item>
          <text:p text:style-name="P15"><text:span text:style-name="T1">Algo</text:span> <text:span text:style-name="T3">de création</text:span><text:span text:style-name="T26"> </text:span><text:span text:style-name="T19">:</text:span></text:p>
          <text:list>
            <text:list-item>
              <text:p text:style-name="P15">Le père fait appel à fork(), il passe en mode S</text:p>
            </text:list-item>
            <text:list-item>
              <text:p text:style-name="P15">On cherche une entrée libre dans la table</text:p>
            </text:list-item>
            <text:list-item>
              <text:p text:style-name="P16">On <text:span text:style-name="T8">remplit</text:span><text:span text:style-name="T7"> </text:span>la table :</text:p>
              <text:list>
                <text:list-item>
                  <text:p text:style-name="P16">Calculer un nouveau PID</text:p>
                </text:list-item>
                <text:list-item>
                  <text:p text:style-name="P16">le PPID, on l'a déjà c'est bon</text:p>
                </text:list-item>
              </text:list>
            </text:list-item>
            <text:list-item>
              <text:p text:style-name="P16"><text:span text:style-name="T8">Copie</text:span> l'espace d'adressage de son père</text:p>
              <text:list>
                <text:list-item>
                  <text:p text:style-name="P16">Copie paresseuse : fait du <text:span text:style-name="T20">copy on write</text:span></text:p>
                  <text:p text:style-name="P17"/>
                </text:list-item>
                <text:list-item>
                  <text:p text:style-name="P18"><text:span text:style-name="T1">Propre à chacun </text:span>: métadonnées (PID, PPID, tps d'exec)</text:p>
                </text:list-item>
                <text:list-item>
                  <text:p text:style-name="P18"><text:span text:style-name="T1">Copié </text:span>: le tas, la pile, l'états des registres</text:p>
                </text:list-item>
                <text:list-item>
                  <text:p text:style-name="P18"><text:span text:style-name="T1">Partagé </text:span>: le segement text <text:span text:style-name="T11">(on pointe sur le même code)</text:span></text:p>
                </text:list-item>
              </text:list>
            </text:list-item>
          </text:list>
        </text:list-item>
      </text:list>
      <text:p text:style-name="P6"/>
      <text:list xml:id="list153813386330261" text:continue-numbering="true" text:style-name="L1">
        <text:list-item>
          <text:p text:style-name="P18"><text:span text:style-name="T1">pid_t fork() </text:span>:</text:p>
          <text:list>
            <text:list-item>
              <text:p text:style-name="P18">Renvoie :</text:p>
              <text:list>
                <text:list-header>
                  <text:p text:style-name="P18"><text:span text:style-name="T14">PID du fils</text:span> si on est le processus <text:span text:style-name="T8">père</text:span></text:p>
                  <text:p text:style-name="P18"><text:span text:style-name="T1">0 </text:span>si on est le processus <text:span text:style-name="T8">fils</text:span></text:p>
                  <text:p text:style-name="P18"><text:span text:style-name="T1">-1</text:span> si erreur</text:p>
                </text:list-header>
              </text:list>
            </text:list-item>
          </text:list>
        </text:list-item>
      </text:list>
      <text:p text:style-name="P6"/>
      <text:list xml:id="list153812114124433" text:continue-numbering="true" text:style-name="L1">
        <text:list-item>
          <text:p text:style-name="P19">Lors du démarrage :</text:p>
        </text:list-item>
      </text:list>
      <text:list xml:id="list514573349" text:style-name="L2">
        <text:list-item>
          <text:list>
            <text:list-item>
              <text:p text:style-name="P23">Démarrage du <text:span text:style-name="T8">BIOS</text:span> (Basic Input Output System) --&gt; <text:span text:style-name="T1">initialise le matériel</text:span></text:p>
            </text:list-item>
            <text:list-item>
              <text:p text:style-name="P24">Déterminer le périphérique de disque qui stocke le système <text:span text:style-name="T21">(où se trouve l'OS)</text:span></text:p>
            </text:list-item>
            <text:list-item>
              <text:p text:style-name="P25">Chargement du <text:span text:style-name="T8">MBR</text:span> <text:span text:style-name="T11">(512octets)</text:span> : <text:span text:style-name="T1">table des partitions physiques</text:span></text:p>
            </text:list-item>
            <text:list-item>
              <text:p text:style-name="P26">Boot loader (grub, lilo) <text:span text:style-name="T1">choisit </text:span><text:span text:style-name="T8">l'OS</text:span></text:p>
            </text:list-item>
            <text:list-item>
              <text:p text:style-name="P26">OS - configuration matériel</text:p>
            </text:list-item>
            <text:list-item>
              <text:p text:style-name="P26">Création du <text:span text:style-name="T8">processus 0 </text:span>(manuel, sans fork() )</text:p>
            </text:list-item>
          </text:list>
        </text:list-item>
      </text:list>
      <text:list xml:id="list3904039191" text:style-name="L3">
        <text:list-item>
          <text:list>
            <text:list-item>
              <text:list>
                <text:list-item>
                  <text:p text:style-name="P27">Monte la <text:span text:style-name="T25">racine </text:span><text:span text:style-name="T2">"/"</text:span></text:p>
                </text:list-item>
                <text:list-item>
                  <text:p text:style-name="P28">fork() pour créer le process pid 1 <text:span text:style-name="T1">(init)</text:span></text:p>
                </text:list-item>
              </text:list>
            </text:list-item>
          </text:list>
        </text:list-item>
      </text:list>
      <text:list xml:id="list153811833246103" text:continue-list="list514573349" text:style-name="L2">
        <text:list-item>
          <text:list>
            <text:list-item>
              <text:p text:style-name="P29">init crée les démons <text:span text:style-name="T11">(process qui tournent en arrière-plan)</text:span> du systèmes --&gt; monte les partitions additionnelles</text:p>
            </text:list-item>
            <text:list-item>
              <text:p text:style-name="P29">Et on attend <text:span text:style-name="T26">enfin </text:span>le login du user<text:span text:style-name="T26"> </text:span><text:span text:style-name="T16">(ptn c'était long)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Changement de code </text:p>
      <text:p text:style-name="P10"/>
      <text:list xml:id="list3786353269" text:style-name="L4">
        <text:list-item>
          <text:p text:style-name="P20">Conséquences du changement : </text:p>
          <text:list>
            <text:list-item>
              <text:p text:style-name="P30">L<text:span text:style-name="T27">e tas et la </text:span>pile d'appel <text:span text:style-name="T27">sont </text:span><text:span text:style-name="T8">réinitialisé</text:span><text:span text:style-name="T9">s</text:span>--&gt; retour à main() </text:p>
            </text:list-item>
            <text:list-item>
              <text:p text:style-name="P34"><text:span text:style-name="T27">T</text:span>ext est <text:span text:style-name="T8">réécrit </text:span></text:p>
            </text:list-item>
            <text:list-item>
              <text:p text:style-name="P31">Seul le segment env <text:span text:style-name="T10">(var d'environnement)</text:span> ne<text:span text:style-name="T1"> bouge pas</text:span></text:p>
            </text:list-item>
            <text:list-item>
              <text:p text:style-name="P31">Registres : </text:p>
              <text:list>
                <text:list-item>
                  <text:p text:style-name="P31"><text:span text:style-name="T1">ESP </text:span>(Stack Pointer) --&gt; cadre du <text:span text:style-name="T8">main()</text:span></text:p>
                </text:list-item>
                <text:list-item>
                  <text:p text:style-name="P31"><text:span text:style-name="T1">EIP </text:span>(Instruction Pointer) --&gt; <text:span text:style-name="T8">1ere instruction </text:span>du main()</text:p>
                </text:list-item>
              </text:list>
            </text:list-item>
          </text:list>
        </text:list-item>
      </text:list>
      <text:p text:style-name="P11"/>
      <text:list xml:id="list153812429498308" text:continue-numbering="true" text:style-name="L4">
        <text:list-item>
          <text:p text:style-name="P21">int execv(<text:span text:style-name="T12">char* </text:span><text:span text:style-name="T10">pathname, </text:span><text:span text:style-name="T12">char* </text:span><text:span text:style-name="T10">argv[]</text:span>):</text:p>
          <text:list>
            <text:list-item>
              <text:p text:style-name="P35"><text:span text:style-name="T4">pathname </text:span><text:span text:style-name="T23">: </text:span><text:span text:style-name="T9">chemin </text:span><text:span text:style-name="T23">du fichier vers l'executable</text:span></text:p>
            </text:list-item>
            <text:list-item>
              <text:p text:style-name="P35"><text:span text:style-name="T1">argv </text:span>: les <text:span text:style-name="T8">paramètres </text:span>de la commandes (avec argv[0] le nom de la commande)</text:p>
              <text:p text:style-name="P35"/>
            </text:list-item>
            <text:list-item>
              <text:p text:style-name="P37"><text:span text:style-name="T8">Remplace </text:span>complètement le text du processus : après l'execv(), <text:span text:style-name="T1">il ne peut plus rien éxecuter après </text:span>--&gt; le code à la suite ne sera <text:span text:style-name="T1">jamais lu </text:span></text:p>
            </text:list-item>
          </text:list>
        </text:list-item>
      </text:list>
      <text:p text:style-name="P14"/>
      <text:p text:style-name="P14"/>
      <text:p text:style-name="P39">Mort d'un processus</text:p>
      <text:list xml:id="list562818385" text:style-name="L5">
        <text:list-item>
          <text:p text:style-name="P38">Seule manière de terminer un processus : <text:span text:style-name="T8">exit()</text:span></text:p>
          <text:list>
            <text:list-item>
              <text:p text:style-name="P32">kill <text:span text:style-name="T1">demande au processus </text:span>d'executer exit()</text:p>
              <text:p text:style-name="P32"/>
            </text:list-item>
          </text:list>
        </text:list-item>
        <text:list-item>
          <text:p text:style-name="P32"><text:span text:style-name="T1">Code de retour </text:span>:</text:p>
          <text:list>
            <text:list-item>
              <text:p text:style-name="P32"><text:span text:style-name="T1">0</text:span> si <text:span text:style-name="T8">tout s'est bien passé </text:span>(par convention)</text:p>
            </text:list-item>
            <text:list-item>
              <text:p text:style-name="P32">une autre valeur si y'a eu un pb</text:p>
            </text:list-item>
          </text:list>
        </text:list-item>
      </text:list>
      <text:p text:style-name="P12"/>
      <text:list xml:id="list153812269097982" text:continue-numbering="true" text:style-name="L5">
        <text:list-item>
          <text:p text:style-name="P32"><text:span text:style-name="T1">Etat zombie </text:span>:</text:p>
          <text:list>
            <text:list-item>
              <text:p text:style-name="P32">Existe pour garder le code de retour du processus</text:p>
            </text:list-item>
            <text:list-item>
              <text:p text:style-name="P32">Dès que le père a pris conscience de sa mort, peut enfin mourir tranquille</text:p>
            </text:list-item>
          </text:list>
        </text:list-item>
      </text:list>
      <text:p text:style-name="P12"/>
      <text:list xml:id="list153813189481061" text:continue-numbering="true" text:style-name="L5">
        <text:list-item>
          <text:p text:style-name="P36"><text:span text:style-name="T5">pid_t wait(</text:span><text:span text:style-name="T13">int*</text:span><text:span text:style-name="T15"> wstatus</text:span><text:span text:style-name="T5">)</text:span><text:span text:style-name="T6"><text:tab/></text:span></text:p>
          <text:list>
            <text:list-item>
              <text:p text:style-name="P32">Attend le passage <text:span text:style-name="T28">à Z d'au moins 1 fils, et renvoie le pid de ce processus</text:span></text:p>
            </text:list-item>
            <text:list-item>
              <text:p text:style-name="P33"><text:span text:style-name="T1">wstatus </text:span>: <text:span text:style-name="T8">code de retour </text:span>du process Zombie</text:p>
            </text:list-item>
          </text:list>
        </text:list-item>
      </text:list>
      <text:p text:style-name="P13"/>
      <text:list xml:id="list153812144647461" text:continue-numbering="true" text:style-name="L5">
        <text:list-item>
          <text:p text:style-name="P22">waitpid(<text:span text:style-name="T12">pid_t</text:span><text:span text:style-name="T10"> pid, </text:span><text:span text:style-name="T12">int*</text:span><text:span text:style-name="T17"> </text:span><text:span text:style-name="T10">wstatus, </text:span><text:span text:style-name="T12">int</text:span><text:span text:style-name="T10"> options</text:span>) <text:span text:style-name="T12">(c'est wait() en un peu plus complet basiquement)</text:span></text:p>
          <text:list>
            <text:list-item>
              <text:p text:style-name="P33"><text:span text:style-name="T1">pid</text:span> : le processus qu'on veut attendre</text:p>
              <text:list>
                <text:list-item>
                  <text:p text:style-name="P33"><text:span text:style-name="T1">X</text:span> : on attent le <text:span text:style-name="T8">fils de pid X</text:span></text:p>
                </text:list-item>
                <text:list-item>
                  <text:p text:style-name="P33"><text:span text:style-name="T1">-1</text:span> : on attend <text:span text:style-name="T8">n'importe quel fils </text:span>(équivalent à wait())</text:p>
                </text:list-item>
                <text:list-item>
                  <text:p text:style-name="P33"><text:span text:style-name="T1">0</text:span> : n'importe quel fils qui a le <text:span text:style-name="T8">même GID que le processus courant</text:span></text:p>
                </text:list-item>
                <text:list-item>
                  <text:p text:style-name="P33"><text:span text:style-name="T1">-X</text:span> : n'importe quel fils de <text:span text:style-name="T8">GID X</text:span></text:p>
                </text:list-item>
              </text:list>
            </text:list-item>
          </text:list>
        </text:list-item>
      </text:list>
      <text:p text:style-name="P40"/>
      <text:list xml:id="list153812701995459" text:continue-numbering="true" text:style-name="L5">
        <text:list-item>
          <text:p text:style-name="P41">Si <text:span text:style-name="T29">le père meurt avant ses fils :</text:span><text:span text:style-name="T24"> </text:span><text:span text:style-name="T18">(il faut un nouveau père pour les orphelins)</text:span></text:p>
          <text:list>
            <text:list-item>
              <text:p text:style-name="P42"><text:span text:style-name="T22">On relègue la tutelle au processus de </text:span><text:span text:style-name="T7">pid 1</text:span><text:span text:style-name="T22"> (init)</text:span></text:p>
            </text:list-item>
            <text:list-item>
              <text:p text:style-name="P43">code du processus :</text:p>
              <text:list>
                <text:list-header>
                  <text:p text:style-name="P45">(tout le blabla du démarrage)</text:p>
                  <text:p text:style-name="P43">while(1)</text:p>
                  <text:list>
                    <text:list-header>
                      <text:p text:style-name="P43">wait();</text:p>
                    </text:list-header>
                  </text:list>
                </text:list-header>
              </text:list>
            </text:list-item>
          </text:list>
        </text:list-item>
      </text:list>
      <text:p text:style-name="P44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0d2c" officeooo:paragraph-rsid="00040d2c"/>
    </style:style>
    <style:style style:name="MP2" style:family="paragraph" style:parent-style-name="Header">
      <style:text-properties officeooo:rsid="0005b21e" officeooo:paragraph-rsid="0005b2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di 19 novembre</text:p>
        <text:p text:style-name="MP2">Système <text:tab/><text:tab/>Cours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0:35.849728003</meta:creation-date>
    <dc:date>2024-12-09T15:38:11.199728582</dc:date>
    <meta:editing-duration>PT57M4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74" meta:word-count="607" meta:character-count="2971" meta:non-whitespace-character-count="2499"/>
  </office:meta>
</office:document-meta>
</file>